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262626" fo:border-left="none" fo:border-right="none" style:vertical-align="automatic"/>
    </style:style>
    <style:style style:name="ce9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none" fo:border-bottom="thin solid #262626" fo:border-left="none" fo:border-right="thin solid #262626" style:vertical-align="automatic" fo:background-color="#FFFFFF"/>
    </style:style>
    <style:style style:name="ce12" style:family="table-cell" style:parent-style-name="Default" style:data-style-name="N0">
      <style:table-cell-properties fo:border-top="none" fo:border-bottom="thin solid #262626" fo:border-left="none" fo:border-right="thin solid #262626" style:vertical-align="automatic"/>
    </style:style>
    <style:style style:name="ce13" style:family="table-cell" style:parent-style-name="Default" style:data-style-name="N0">
      <style:table-cell-properties style:vertical-align="automatic" fo:background-color="#DDEBF7"/>
    </style:style>
    <style:style style:name="ce14" style:family="table-cell" style:parent-style-name="Default" style:data-style-name="N14">
      <style:table-cell-properties style:vertical-align="automatic" fo:background-color="#DDEBF7"/>
    </style:style>
    <style:style style:name="ce15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16" style:family="table-cell" style:parent-style-name="Default" style:data-style-name="N0">
      <style:table-cell-properties style:vertical-align="automatic" fo:background-color="#BDD7EE"/>
    </style:style>
    <style:style style:name="ce17" style:family="table-cell" style:parent-style-name="Default" style:data-style-name="N0">
      <style:table-cell-properties style:vertical-align="automatic" fo:background-color="#BDD7EE"/>
      <style:text-properties fo:color="#1F4E78"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37">
      <style:table-cell-properties style:vertical-align="automatic" fo:background-color="#DDEBF7" style:repeat-content="false"/>
      <style:paragraph-properties fo:text-align="end" fo:margin-right="0cm"/>
      <style:text-properties style:font-name="Calibri" style:font-name-asian="Calibri" style:font-name-complex="Calibri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automatic" fo:background-color="transparent"/>
      <style:text-properties fo:color="#1F4E78" style:font-name="Calibri" style:font-name-asian="Calibri" style:font-name-complex="Calibri" fo:font-size="20pt" style:font-size-asian="20pt" style:font-size-complex="2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  <style:text-properties fo:color="#2F75B5" style:font-name="Calibri" style:font-name-asian="Calibri" style:font-name-complex="Calibri" fo:font-size="36pt" style:font-size-asian="36pt" style:font-size-complex="36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#2F75B5" style:repeat-content="false"/>
      <style:paragraph-properties fo:text-align="center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none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262626" fo:border-left="thin solid #000000" fo:border-right="thin solid #262626" fo:background-color="transparent"/>
    </style:style>
    <style:style style:name="ce27" style:family="table-cell" style:parent-style-name="Default" style:data-style-name="N0">
      <style:table-cell-properties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Calibri" style:font-name-asian="Calibri" style:font-name-complex="Calibri"/>
    </style:style>
    <style:style style:name="ce30" style:family="table-cell" style:parent-style-name="Default" style:data-style-name="N0">
      <style:table-cell-properties fo:border-top="thin solid #262626" fo:border-bottom="thin solid #262626" fo:border-left="thin solid #000000" fo:border-right="thin solid #262626" fo:background-color="transparent"/>
    </style:style>
    <style:style style:name="ce31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FFFFFF" style:repeat-content="false"/>
      <style:paragraph-properties fo:text-align="center"/>
      <style:text-properties fo:color="#2F75B5" style:font-name="Calibri" style:font-name-asian="Calibri" style:font-name-complex="Calibri"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ce32" style:family="table-cell" style:parent-style-name="Default" style:data-style-name="N0">
      <style:table-cell-properties fo:border-top="thin solid #262626" fo:border-bottom="none" fo:border-left="none" fo:border-right="none" style:vertical-align="automatic" fo:background-color="#BDD7EE"/>
      <style:text-properties style:font-name="Calibri" style:font-name-asian="Calibri" style:font-name-complex="Calibri" fo:font-size="12pt" style:font-size-asian="12pt" style:font-size-complex="12pt"/>
    </style:style>
    <style:style style:name="ce33" style:family="table-cell" style:parent-style-name="Default" style:data-style-name="N0">
      <style:table-cell-properties fo:border-top="thin solid #262626" fo:border-bottom="thin solid #262626" fo:border-left="thin solid #000000" fo:border-right="thin solid #262626" style:vertical-align="automatic" fo:background-color="#2F75B5"/>
      <style:text-properties fo:color="#FFFFFF" style:font-name="Calibri" style:font-name-asian="Calibri" style:font-name-complex="Calibri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460625cm"/>
    </style:style>
    <style:style style:name="co5" style:family="table-column">
      <style:table-column-properties fo:break-before="auto" style:column-width="3.86291666666667cm" style:use-optimal-column-width="true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46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15.6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maximum-difference="1E-4"/>
      </table:calculation-settings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4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row table:style-name="ro1">
          <table:table-cell office:value-type="string" table:number-columns-spanned="2" table:number-rows-spanned="1" table:style-name="ce19">
            <text:p>Apollo Hospitals Enterprise Ltd</text:p>
          </table:table-cell>
          <table:covered-table-cell/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0">
            <text:p>INVOICE</text:p>
          </table:table-cell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2" table:number-rows-spanned="1" table:style-name="ce21">
            <text:p>Flat No. 5, Victoria Garden, 106, J.N. Salai,</text:p>
          </table:table-cell>
          <table:covered-table-cell/>
          <table:table-cell table:style-name="ce3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2" table:number-rows-spanned="1" table:style-name="ce21">
            <text:p>Koyambedu, Chennai - 600107</text:p>
          </table:table-cell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float" table:number-columns-spanned="2" table:number-rows-spanned="1" table:style-name="ce21" office:value="6354128945.0"/>
          <table:covered-table-cell/>
          <table:table-cell table:style-name="ce2"/>
          <table:table-cell table:style-name="ce2"/>
          <table:table-cell office:value-type="string" table:number-columns-spanned="2" table:number-rows-spanned="1" table:style-name="ce22">
            <text:p>INVOICE #</text:p>
          </table:table-cell>
          <table:covered-table-cell/>
          <table:table-cell office:value-type="string" table:style-name="ce4">
            <text:p>DATE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table:style-name="ce2"/>
          <table:table-cell table:style-name="ce2"/>
          <table:table-cell table:style-name="ce2"/>
          <table:table-cell table:style-name="ce2"/>
          <table:table-cell office:value-type="float" table:number-columns-spanned="2" table:number-rows-spanned="1" table:style-name="ce23" office:value="6523.0"/>
          <table:covered-table-cell/>
          <table:table-cell office:value-type="string" table:style-name="ce5">
            <text:p>2023-06-04T00:00:00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3" table:number-rows-spanned="1" table:style-name="ce24">
            <text:p>BILL TO</text:p>
          </table:table-cell>
          <table:covered-table-cell/>
          <table:covered-table-cell/>
          <table:table-cell table:style-name="ce2"/>
          <table:table-cell office:value-type="string" table:number-columns-spanned="2" table:number-rows-spanned="1" table:style-name="ce22">
            <text:p>GSTIN</text:p>
          </table:table-cell>
          <table:covered-table-cell/>
          <table:table-cell office:value-type="string" table:style-name="ce4">
            <text:p>TERMS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kumar</text:p>
          </table:table-cell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3">
            <text:p>5a4wetr2asert1</text:p>
          </table:table-cell>
          <table:covered-table-cell/>
          <table:table-cell office:value-type="string" table:style-name="ce7">
            <text:p>Due Upon Receip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Cholamandalam Investment &amp; Finance Co Ltd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SUDHA FLATS, 5/3, Tiruppanar Street, Sundaram Colony,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East Tambaram, Chennai - 600 059 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float" table:style-name="ce6" office:value="6325414554.0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style-name="ce6">
            <text:p>kumar@gmail.com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8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3" table:number-rows-spanned="1" table:style-name="ce33">
            <text:p>DESCRIPTION</text:p>
          </table:table-cell>
          <table:covered-table-cell/>
          <table:covered-table-cell/>
          <table:table-cell office:value-type="string" table:style-name="ce9">
            <text:p>Tax</text:p>
          </table:table-cell>
          <table:table-cell office:value-type="string" table:style-name="ce10">
            <text:p>QTY</text:p>
          </table:table-cell>
          <table:table-cell office:value-type="string" table:style-name="ce10">
            <text:p>UNIT PRICE</text:p>
          </table:table-cell>
          <table:table-cell office:value-type="string" table:style-name="ce10">
            <text:p>AMOUNT</text:p>
          </table:table-cell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portable ssd</text:p>
          </table:table-cell>
          <table:covered-table-cell/>
          <table:covered-table-cell/>
          <table:table-cell table:style-name="ce11" office:value="0.0114" office:value-type="float"/>
          <table:table-cell table:style-name="ce11" office:value="1.0" office:value-type="float"/>
          <table:table-cell table:style-name="ce11" office:value="25.0" office:value-type="float"/>
          <table:table-cell table:style-name="ce11" office:value="25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copy writing</text:p>
          </table:table-cell>
          <table:covered-table-cell/>
          <table:covered-table-cell/>
          <table:table-cell table:style-name="ce11" office:value="0.0114" office:value-type="float"/>
          <table:table-cell table:style-name="ce12" office:value="1.0" office:value-type="float"/>
          <table:table-cell table:style-name="ce12" office:value="25.0" office:value-type="float"/>
          <table:table-cell table:style-name="ce12" office:value="25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refrigerated cargo</text:p>
          </table:table-cell>
          <table:covered-table-cell/>
          <table:covered-table-cell/>
          <table:table-cell table:style-name="ce11" office:value="0.0114" office:value-type="float"/>
          <table:table-cell table:style-name="ce12" office:value="3.0" office:value-type="float"/>
          <table:table-cell table:style-name="ce12" office:value="50.0" office:value-type="float"/>
          <table:table-cell table:style-name="ce12" office:value="15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drafting of project</text:p>
          </table:table-cell>
          <table:covered-table-cell/>
          <table:covered-table-cell/>
          <table:table-cell table:style-name="ce11" office:value="0.0114" office:value-type="float"/>
          <table:table-cell table:style-name="ce12" office:value="2.0" office:value-type="float"/>
          <table:table-cell table:style-name="ce12" office:value="50.0" office:value-type="float"/>
          <table:table-cell table:style-name="ce12" office:value="1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nifi server setup in ec2</text:p>
          </table:table-cell>
          <table:covered-table-cell/>
          <table:covered-table-cell/>
          <table:table-cell table:style-name="ce11" office:value="0.0114" office:value-type="float"/>
          <table:table-cell table:style-name="ce12" office:value="1.0" office:value-type="float"/>
          <table:table-cell table:style-name="ce12" office:value="100.0" office:value-type="float"/>
          <table:table-cell table:style-name="ce12" office:value="10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 office:value-type="string">
            <text:p>plugin setup</text:p>
          </table:table-cell>
          <table:covered-table-cell/>
          <table:covered-table-cell/>
          <table:table-cell table:style-name="ce11" office:value="0.0114" office:value-type="float"/>
          <table:table-cell table:style-name="ce12" office:value="1.0" office:value-type="float"/>
          <table:table-cell table:style-name="ce12" office:value="50.0" office:value-type="float"/>
          <table:table-cell table:style-name="ce12" office:value="5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number-columns-spanned="3" table:number-rows-spanned="1" table:style-name="ce30"/>
          <table:covered-table-cell/>
          <table:covered-table-cell/>
          <table:table-cell table:style-name="ce11"/>
          <table:table-cell table:style-name="ce12"/>
          <table:table-cell table:style-name="ce12"/>
          <table:table-cell table:style-name="ce1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office:value-type="string" table:number-columns-spanned="4" table:number-rows-spanned="1" table:style-name="ce31">
            <text:p>Thank you for your business!</text:p>
          </table:table-cell>
          <table:covered-table-cell/>
          <table:covered-table-cell/>
          <table:covered-table-cell/>
          <table:table-cell office:value-type="string" table:number-columns-spanned="2" table:number-rows-spanned="1" table:style-name="ce32">
            <text:p>SUBTOTAL</text:p>
          </table:table-cell>
          <table:covered-table-cell/>
          <table:table-cell table:style-name="ce13" office:value="450.0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table:style-name="ce2"/>
          <table:table-cell table:style-name="ce2"/>
          <table:table-cell table:style-name="ce2"/>
          <table:table-cell table:style-name="ce2"/>
          <table:table-cell office:value-type="string" table:number-columns-spanned="2" table:number-rows-spanned="1" table:style-name="ce28">
            <text:p>TAX RATE</text:p>
          </table:table-cell>
          <table:covered-table-cell/>
          <table:table-cell table:style-name="ce14" office:value="0.0684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4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15">
            <text:p>TAX</text:p>
          </table:table-cell>
          <table:table-cell table:style-name="ce16"/>
          <table:table-cell table:style-name="ce13" office:value="30.78" office:value-type="float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5">
          <table:table-cell table:style-name="ce2"/>
          <table:table-cell table:style-name="ce2"/>
          <table:table-cell table:style-name="ce2"/>
          <table:table-cell table:style-name="ce2"/>
          <table:table-cell office:value-type="string" table:style-name="ce17">
            <text:p>TOTAL</text:p>
          </table:table-cell>
          <table:table-cell table:style-name="ce16"/>
          <table:table-cell office:value-type="float" table:style-name="ce18" office:value="480.78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7" table:number-rows-spanned="1" table:style-name="ce29">
            <text:p>If you have any questions about this invoice, please contac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2">
          <table:table-cell office:value-type="string" table:number-columns-spanned="7" table:number-rows-spanned="1" table:style-name="ce23">
            <text:p>[Name, Phone, email@address.com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3"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 table:style-name="ce2"/>
          <table:table-cell/>
        </table:table-row>
        <table:table-row table:style-name="ro6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ext:variable-decls/>
      <text:user-field-decls/>
    </office:spreadsheet>
  </office:body>
  <office:scripts/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36">
      <number:month/>
      <number:text>/</number:text>
      <number:day/>
      <number:text>/</number:text>
      <number:year number:style="long"/>
    </number:date-style>
    <number:currency-style style:name="N37">
      <number:currency-symbol>$</number:currency-symbol>
      <number:number number:decimal-places="2" number:min-integer-digits="1" number:grouping="true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http://pypi.python.org/pypi/ezodf/0.1.0$Python3.9.13 (tags/v3.9.13:6de2ca5, May 17 2022, 16:36:42) [MSC v.1929 64 bit (AMD64)]</meta:generator>
    <meta:initial-creator>thirumurugan</meta:initial-creator>
    <dc:creator>This pc</dc:creator>
    <meta:creation-date>2023-10-16T06:19:46Z</meta:creation-date>
    <dc:date>2023-10-17T22:03:33.919120</dc:date>
    <meta:document-statistic/>
    <meta:editing-cycles>1</meta:editing-cycles>
  </office:meta>
</office:document-meta>
</file>